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00b3c4" officeooo:paragraph-rsid="0000b3c4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0b3c4" officeooo:paragraph-rsid="0000b3c4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031885" officeooo:paragraph-rsid="00031885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pt" fo:font-weight="normal" fo:background-color="#1f1f1f" style:font-size-asian="10pt" style:font-size-complex="10pt"/>
    </style:style>
    <style:style style:name="P6" style:family="paragraph" style:parent-style-name="Standard">
      <style:text-properties fo:color="#cccccc" loext:opacity="100%" style:font-name="Droid Sans Mono" fo:font-size="10pt" fo:font-weight="normal" officeooo:paragraph-rsid="0000b3c4" fo:background-color="#1f1f1f" style:font-size-asian="10pt" style:font-size-complex="10pt"/>
    </style:style>
    <style:style style:name="P7" style:family="paragraph" style:parent-style-name="Standard">
      <style:text-properties fo:color="#cccccc" loext:opacity="100%" style:font-name="aakar" fo:font-size="10pt" fo:font-style="normal" style:text-underline-style="none" fo:font-weight="normal" officeooo:paragraph-rsid="0000b3c4" fo:background-color="#1f1f1f" style:font-size-asian="10pt" style:font-style-asian="normal" style:font-size-complex="10pt" style:font-style-complex="normal"/>
    </style:style>
    <style:style style:name="P8" style:family="paragraph" style:parent-style-name="Standard">
      <style:paragraph-properties style:line-height-at-least="0.503cm"/>
      <style:text-properties fo:color="#cccccc" loext:opacity="100%" style:font-name="aakar" fo:font-size="10pt" fo:font-style="normal" style:text-underline-style="none" fo:font-weight="normal" fo:background-color="#1f1f1f" style:font-size-asian="10pt" style:font-style-asian="normal" style:font-size-complex="10pt" style:font-style-complex="normal"/>
    </style:style>
    <style:style style:name="P9" style:family="paragraph" style:parent-style-name="Standard">
      <style:paragraph-properties style:line-height-at-least="0.503cm"/>
      <style:text-properties fo:color="#cccccc" loext:opacity="100%" style:font-name="aakar" fo:font-size="10pt" fo:font-style="normal" style:text-underline-style="none" fo:font-weight="normal" officeooo:rsid="000203ef" officeooo:paragraph-rsid="000203ef" fo:background-color="#1f1f1f" style:font-size-asian="10pt" style:font-style-asian="normal" style:font-size-complex="10pt" style:font-style-complex="normal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569cd6" loext:opacity="100%" style:font-name="Droid Sans Mono" fo:font-size="10pt" fo:font-weight="normal" fo:background-color="#1f1f1f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569cd6" loext:opacity="100%" style:font-name="aakar" fo:font-size="10pt" fo:font-style="normal" style:text-underline-style="none" fo:font-weight="normal" fo:background-color="#1f1f1f" style:font-size-asian="10pt" style:font-style-asian="normal" style:font-size-complex="10pt" style:font-style-complex="normal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5" style:family="paragraph" style:parent-style-name="Standard">
      <style:text-properties officeooo:rsid="00031885" officeooo:paragraph-rsid="00031885"/>
    </style:style>
    <style:style style:name="P16" style:family="paragraph" style:parent-style-name="Standard">
      <style:text-properties officeooo:rsid="000ac8f9" officeooo:paragraph-rsid="000ac8f9"/>
    </style:style>
    <style:style style:name="T1" style:family="text">
      <style:text-properties officeooo:rsid="0000b3c4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officeooo:rsid="0000b3c4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trigger :</text:p>
      <text:p text:style-name="P1"/>
      <text:p text:style-name="P1"/>
      <text:p text:style-name="P1"/>
      <text:p text:style-name="P1"/>
      <text:p text:style-name="P1">insert_reservation :</text:p>
      <text:p text:style-name="P1"/>
      <text:p text:style-name="P1"/>
      <text:p text:style-name="P6"><text:span text:style-name="T3"/></text:p>
      <text:p text:style-name="P7"><text:span text:style-name="T3">CREATE</text:span><text:span text:style-name="T1"> </text:span><text:span text:style-name="T3">TRIGGER</text:span><text:span text:style-name="T1"> insert_reservation </text:span><text:span text:style-name="T3">BEFORE</text:span><text:span text:style-name="T1"> </text:span><text:span text:style-name="T3">INSERT</text:span><text:span text:style-name="T1"> </text:span><text:span text:style-name="T3">ON</text:span><text:span text:style-name="T1"> reservation</text:span></text:p>
      <text:p text:style-name="P8"><text:span text:style-name="T2">FOR</text:span> <text:span text:style-name="T2">EACH</text:span> <text:span text:style-name="T2">ROW</text:span></text:p>
      <text:p text:style-name="P12">BEGIN</text:p>
      <text:p text:style-name="P8"><text:span text:style-name="T2">DECLARE</text:span> nbr_res <text:span text:style-name="T2">INT</text:span>;</text:p>
      <text:p text:style-name="P8"><text:span text:style-name="T2">SELECT</text:span> <text:span text:style-name="T5">COUNT</text:span>(r.res_id) <text:span text:style-name="T2">INTO</text:span> nbr_res</text:p>
      <text:p text:style-name="P12">FROM</text:p>
      <text:p text:style-name="P8">hotel h</text:p>
      <text:p text:style-name="P8"><text:span text:style-name="T2">LEFT</text:span> <text:span text:style-name="T2">JOIN</text:span> chambre <text:span text:style-name="T2">c</text:span> <text:span text:style-name="T2">ON</text:span> h.hot_id <text:span text:style-name="T4">=</text:span> <text:span text:style-name="T2">c</text:span>.cha_hot_id</text:p>
      <text:p text:style-name="P8"><text:span text:style-name="T2">LEFT</text:span> <text:span text:style-name="T2">JOIN</text:span> reservation r <text:span text:style-name="T2">ON</text:span> <text:span text:style-name="T2">c</text:span>.cha_id <text:span text:style-name="T4">=</text:span> r.res_cha_id</text:p>
      <text:p text:style-name="P8"><text:span text:style-name="T2">GROUP</text:span> <text:span text:style-name="T2">BY</text:span></text:p>
      <text:p text:style-name="P8">h.hot_id;</text:p>
      <text:p text:style-name="P8"><text:span text:style-name="T5">IF</text:span> nbr_res <text:span text:style-name="T4">&gt;</text:span> <text:span text:style-name="T6">10</text:span></text:p>
      <text:p text:style-name="P8"/>
      <text:p text:style-name="P8"/>
      <text:p text:style-name="P9">insert_reservation2 :</text:p>
      <text:p text:style-name="P7"><text:span text:style-name="T3"/></text:p>
      <text:p text:style-name="P3"><text:span text:style-name="T2">CREATE</text:span> <text:span text:style-name="T2">TRIGGER</text:span> insert_reservation2 <text:span text:style-name="T2">BEFORE</text:span> <text:span text:style-name="T2">INSERT</text:span> <text:span text:style-name="T2">ON</text:span> reservation</text:p>
      <text:p text:style-name="P2"><text:span text:style-name="T2">FOR</text:span> <text:span text:style-name="T2">EACH</text:span> <text:span text:style-name="T2">ROW</text:span></text:p>
      <text:p text:style-name="P10">BEGIN</text:p>
      <text:p text:style-name="P2"><text:span text:style-name="T2">DECLARE</text:span> max_res <text:span text:style-name="T2">INT</text:span>;</text:p>
      <text:p text:style-name="P2"><text:span text:style-name="T2">SELECT</text:span> <text:span text:style-name="T5">COUNT</text:span>(reservation.res_cli_id), cli_nom, hot_nom <text:span text:style-name="T2">INTO</text:span> max_res</text:p>
      <text:p text:style-name="P2"><text:span text:style-name="T2">from</text:span> reservation </text:p>
      <text:p text:style-name="P2"><text:span text:style-name="T2">left</text:span> <text:span text:style-name="T2">JOIN</text:span> <text:span text:style-name="T2">client</text:span> <text:span text:style-name="T2">on</text:span> <text:span text:style-name="T2">client</text:span>.cli_id<text:span text:style-name="T4">=</text:span>reservation.res_cli_id</text:p>
      <text:p text:style-name="P2"><text:span text:style-name="T2">left</text:span> <text:span text:style-name="T2">join</text:span> hotel <text:span text:style-name="T2">on</text:span> hotel.hot_id<text:span text:style-name="T4">=</text:span><text:span text:style-name="T2">client</text:span>.cli_id</text:p>
      <text:p text:style-name="P2"><text:span text:style-name="T2">group</text:span> <text:span text:style-name="T2">by</text:span> res_cli_id;</text:p>
      <text:p text:style-name="P2"><text:span text:style-name="T5">IF</text:span> max_res<text:span text:style-name="T4">&gt;=</text:span><text:span text:style-name="T6">3</text:span></text:p>
      <text:p text:style-name="P13"/>
      <text:p text:style-name="P2"><text:span text:style-name="T2">THEN</text:span> <text:span text:style-name="T2">SIGNAL</text:span> <text:span text:style-name="T2">SQLSTATE</text:span> <text:span text:style-name="T7">'40000'</text:span> <text:span text:style-name="T2">SET</text:span> <text:span text:style-name="T2">MESSAGE_TEXT</text:span> <text:span text:style-name="T4">=</text:span> <text:span text:style-name="T7">'un problème est survenu. Verifier le nombre de reservation.'</text:span>;</text:p>
      <text:p text:style-name="P2"><text:span text:style-name="T2">END</text:span> <text:span text:style-name="T5">IF</text:span>;</text:p>
      <text:p text:style-name="P10">END</text:p>
      <text:p text:style-name="P1"/>
      <text:p text:style-name="P1"/>
      <text:p text:style-name="P15">insert_chambre</text:p>
      <text:p text:style-name="P15"/>
      <text:p text:style-name="P4"><text:span text:style-name="T2">create</text:span> <text:span text:style-name="T2">TRIGGER</text:span> insert_chambre <text:span text:style-name="T2">after</text:span> <text:span text:style-name="T2">INSERT</text:span> <text:span text:style-name="T2">on</text:span> chambre </text:p>
      <text:p text:style-name="P2"><text:span text:style-name="T2">for</text:span> <text:span text:style-name="T2">each</text:span> <text:span text:style-name="T2">ROW</text:span></text:p>
      <text:p text:style-name="P10">BEGIN</text:p>
      <text:p text:style-name="P2"><text:span text:style-name="T2">DECLARE</text:span> total <text:span text:style-name="T2">int</text:span>;</text:p>
      <text:p text:style-name="P2"><text:span text:style-name="T2">DECLARE</text:span> hotel_id <text:span text:style-name="T2">int</text:span>;</text:p>
      <text:p text:style-name="P2"><text:span text:style-name="T2">set</text:span> hotel_id<text:span text:style-name="T4">=</text:span> (<text:span text:style-name="T2">select distinct</text:span> <text:span text:style-name="T2">c</text:span>.cha_hot_id <text:span text:style-name="T2">from</text:span> chambre <text:span text:style-name="T2">c</text:span> <text:span text:style-name="T2">where</text:span> <text:span text:style-name="T2">c</text:span>.cha_hot_id<text:span text:style-name="T4">=</text:span><text:span text:style-name="T2">new</text:span>.cha_hot_id);</text:p>
      <text:p text:style-name="P2"><text:span text:style-name="T2">set</text:span> total<text:span text:style-name="T4">=</text:span> (<text:span text:style-name="T2">select</text:span> <text:span text:style-name="T5">sum</text:span>(<text:span text:style-name="T2">c</text:span>.cha_capacite) <text:span text:style-name="T2">from</text:span> chambre <text:span text:style-name="T2">c</text:span> <text:span text:style-name="T2">where</text:span> <text:span text:style-name="T2">c</text:span>.cha_hot_id<text:span text:style-name="T4">=</text:span>hotel_id);</text:p>
      <text:p text:style-name="P2"><text:soft-page-break/><text:span text:style-name="T5">if</text:span> </text:p>
      <text:p text:style-name="P2">total <text:span text:style-name="T4">&gt;=</text:span><text:span text:style-name="T6">50</text:span></text:p>
      <text:p text:style-name="P2"><text:span text:style-name="T2">THEN</text:span> <text:span text:style-name="T2">SIGNAL</text:span> <text:span text:style-name="T2">SQLSTATE</text:span> <text:span text:style-name="T7">'40000'</text:span> <text:span text:style-name="T2">SET</text:span> <text:span text:style-name="T2">MESSAGE_TEXT</text:span> <text:span text:style-name="T4">=</text:span> <text:span text:style-name="T7">'un problème est survenu. total trop élevé'</text:span>;</text:p>
      <text:p text:style-name="P2"><text:span text:style-name="T2">END</text:span> <text:span text:style-name="T5">IF</text:span>;</text:p>
      <text:p text:style-name="P10">END</text:p>
      <text:p text:style-name="P15"/>
      <text:p text:style-name="P15"/>
      <text:p text:style-name="P15"/>
      <text:p text:style-name="P16">exos papyrus :</text:p>
      <text:p text:style-name="P16"/>
      <text:p text:style-name="P16"/>
      <text:p text:style-name="P16">-- Active: 1699354480562@@127.0.0.1@3306@papyrus</text:p>
      <text:p text:style-name="P16"/>
      <text:p text:style-name="P16">update produit set stkphy=16 where codart='B001';</text:p>
      <text:p text:style-name="P16"/>
      <text:p text:style-name="P16">drop trigger art_update;</text:p>
      <text:p text:style-name="P16"/>
      <text:p text:style-name="P16">drop TRIGGER stk_art_update;</text:p>
      <text:p text:style-name="P16"/>
      <text:p text:style-name="P16"/>
      <text:p text:style-name="P16"/>
      <text:p text:style-name="P16">CREATE TRIGGER stk_art_update AFTER UPDATE ON produit</text:p>
      <text:p text:style-name="P16">FOR EACH ROW</text:p>
      <text:p text:style-name="P16">BEGIN</text:p>
      <text:p text:style-name="P16">DECLARE stock_alerte INT;</text:p>
      <text:p text:style-name="P16">DECLARE stock_physique INT;</text:p>
      <text:p text:style-name="P16">DECLARE qte_commande INT;</text:p>
      <text:p text:style-name="P16">DECLARE qte_a_commander INT;</text:p>
      <text:p text:style-name="P16"/>
      <text:p text:style-name="P16"/>
      <text:p text:style-name="P16">set stock_alerte = new.stkale;</text:p>
      <text:p text:style-name="P16">set stock_physique = new.stkphy;</text:p>
      <text:p text:style-name="P16"/>
      <text:p text:style-name="P16"/>
      <text:p text:style-name="P16">if stock_alerte &gt;= stock_physique </text:p>
      <text:p text:style-name="P16">then</text:p>
      <text:p text:style-name="P16">set qte_commande = (select sum(ar.qte) from articles_a_commander ar where ar.codart=new.codart );</text:p>
      <text:p text:style-name="P16">if qte_commande is not null </text:p>
      <text:p text:style-name="P16">THEN</text:p>
      <text:p text:style-name="P16">set qte_a_commander = (stock_alerte - stock_physique) - qte_commande;</text:p>
      <text:p text:style-name="P16">ELSE</text:p>
      <text:p text:style-name="P16">set qte_a_commander = (stock_alerte - stock_physique);</text:p>
      <text:p text:style-name="P16">end if;</text:p>
      <text:p text:style-name="P16"/>
      <text:p text:style-name="P16">INSERT into articles_a_commander (codart,date, qte) values (new.codart, NOW(), qte_a_commander);</text:p>
      <text:p text:style-name="P16">end if;</text:p>
      <text:p text:style-name="P16">en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9:42:17.218072394</meta:creation-date>
    <dc:date>2023-11-13T16:57:52.455006159</dc:date>
    <meta:editing-duration>PT3M11S</meta:editing-duration>
    <meta:editing-cycles>1</meta:editing-cycles>
    <meta:document-statistic meta:table-count="0" meta:image-count="0" meta:object-count="0" meta:page-count="2" meta:paragraph-count="67" meta:word-count="264" meta:character-count="1994" meta:non-whitespace-character-count="1792"/>
    <meta:generator>LibreOffice/7.3.7.2$Linux_X86_64 LibreOffice_project/30$Build-2</meta:generator>
  </office:meta>
</office:document-meta>
</file>